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18" style:family="table-column">
      <style:table-column-properties fo:break-before="auto" style:column-width="1.4854in"/>
    </style:style>
    <style:style style:name="co19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2.8291in"/>
    </style:style>
    <style:style style:name="co22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30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10"/>
        <table:table-column table:style-name="co2" table:default-cell-style-name="ce9"/>
        <table:table-column table:style-name="co21" table:default-cell-style-name="ce9"/>
        <table:table-column table:style-name="co22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0xBE719F</text:p>
          </table:table-cell>
          <table:table-cell table:style-name="ce3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0xBE722B</text:p>
          </table:table-cell>
          <table:table-cell table:style-name="ce3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2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9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7"/>
          <table:table-cell table:style-name="ce33"/>
          <table:table-cell table:style-name="ce11" table:number-columns-repeated="1021"/>
        </table:table-row>
        <table:table-row table:style-name="ro1">
          <table:table-cell table:style-name="ce9"/>
          <table:table-cell table:style-name="ce19"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8" office:value-type="string">
            <text:p>0x13A466C</text:p>
          </table:table-cell>
          <table:table-cell table:style-name="ce3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3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3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x12E3C3C</text:p>
          </table:table-cell>
          <table:table-cell table:style-name="ce6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3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3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3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3"/>
          <table:table-cell table:style-name="ce11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5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5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6" office:value-type="string">
            <text:p>lo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00003</text:p>
          </table:table-cell>
          <table:table-cell table:style-name="ce6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6" office:value-type="string">
            <text:p>Capra Demon Dead</text:p>
          </table:table-cell>
          <table:table-cell table:style-name="ce13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6"/>
          <table:table-cell table:style-name="ce12"/>
          <table:table-cell table:style-name="ce11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6"/>
          <table:table-cell table:style-name="ce12"/>
          <table:table-cell table:style-name="ce11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3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9"/>
          <table:table-cell table:style-name="ce18" office:value-type="string">
            <text:p>[[[[ptr]+3c]+28]+14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3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6"/>
          <table:table-cell table:style-name="ce11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20"/>
        <table:table-column table:style-name="co5" table:default-cell-style-name="ce20"/>
        <table:table-column table:style-name="co7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20"/>
        <table:table-column table:style-name="co10" table:default-cell-style-name="ce24"/>
        <table:table-column table:style-name="co10" table:default-cell-style-name="ce20"/>
        <table:table-column table:style-name="co11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20"/>
        <table:table-column table:style-name="co15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20"/>
        <table:table-column table:style-name="co17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8" table:default-cell-style-name="ce20"/>
        <table:table-column table:style-name="co19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7/16/2016</text:date>, <text:time>01:0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16T01:06:04.69</dc:date>
    <meta:editing-duration>P8DT9H48M39S</meta:editing-duration>
    <meta:editing-cycles>431</meta:editing-cycles>
    <meta:generator>OpenOffice/4.1.2$Win32 OpenOffice.org_project/412m3$Build-9782</meta:generator>
    <meta:document-statistic meta:table-count="10" meta:cell-count="2624" meta:object-count="0"/>
  </office:meta>
</office:document-meta>
</file>